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-dash="Ultrafine_20_Dashed" svg:stroke-width="0.05cm" draw:marker-start-width="0.425cm" draw:marker-end="Line_20_Arrow_20_1" draw:marker-end-width="0.52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-dash="Ultrafine_20_Dashed" svg:stroke-width="0.05cm" draw:marker-start-width="0.425cm" draw:marker-end="Line_20_Arrow_20_1" draw:marker-end-width="0.52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509cm" fo:min-width="0.742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508cm" fo:min-width="0.932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607cm" fo:min-width="0.314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1.565cm" fo:min-width="1.77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509cm" fo:min-width="2.692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509cm" fo:min-width="1.62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id="id3" draw:layer="layout" svg:width="1.539cm" svg:height="1.034cm" svg:x="0.872cm" svg:y="3.086cm">
          <text:p text:style-name="P1"><text:span text:style-name="T1">Inpu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draw:id="id2" draw:layer="layout" svg:width="2.639cm" svg:height="1.634cm" svg:x="6.618cm" svg:y="0.614cm">
          <text:p text:style-name="P2"><text:span text:style-name="T1">Title</text:span></text:p>
          <text:p text:style-name="P2"><text:span text:style-name="T1">Classifi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4" draw:layer="layout" svg:width="2.639cm" svg:height="1.634cm" svg:x="6.618cm" svg:y="4.972cm">
          <text:p text:style-name="P2"><text:span text:style-name="T1">Candidate</text:span></text:p>
          <text:p text:style-name="P2"><text:span text:style-name="T1">Pick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1" draw:layer="layout" svg:width="2.638cm" svg:height="1.634cm" svg:x="4.507cm" svg:y="2.793cm">
          <text:p text:style-name="P2"><text:span text:style-name="T1">HTML</text:span></text:p>
          <text:p text:style-name="P2"><text:span text:style-name="T1">Pars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5" draw:layer="layout" svg:width="2.638cm" svg:height="1.634cm" svg:x="8.729cm" svg:y="2.793cm">
          <text:p text:style-name="P2"><text:span text:style-name="T1">Top-K</text:span></text:p>
          <text:p text:style-name="P2"><text:span text:style-name="T1">Rank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7" draw:layer="layout" svg:width="1.746cm" svg:height="0.965cm" svg:x="17.126cm" svg:y="3.124cm">
          <text:p text:style-name="P2"><text:span text:style-name="T1">Outpu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draw:id="id6" draw:layer="layout" svg:width="2.639cm" svg:height="1.634cm" svg:x="12.235cm" svg:y="2.792cm">
          <text:p text:style-name="P2"><text:span text:style-name="T1">Content</text:span></text:p>
          <text:p text:style-name="P2"><text:span text:style-name="T1">Processo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5.825cm" svg:y1="2.793cm" svg:x2="6.618cm" svg:y2="1.43cm" draw:start-shape="id1" draw:start-glue-point="4" draw:end-shape="id2" draw:end-glue-point="5" svg:d="m5825 2793v-1363h793">
          <text:p/>
        </draw:connector>
        <draw:connector draw:style-name="gr3" draw:text-style-name="P2" draw:layer="layout" svg:x1="2.411cm" svg:y1="3.602cm" svg:x2="4.507cm" svg:y2="3.609cm" draw:start-shape="id3" draw:start-glue-point="7" draw:end-shape="id1" draw:end-glue-point="5" svg:d="m2411 3602h1048v7h1048">
          <text:p text:style-name="P2"><text:span text:style-name="T1">web</text:span></text:p>
          <text:p text:style-name="P2"><text:span text:style-name="T1">page</text:span></text:p>
        </draw:connector>
        <draw:connector draw:style-name="gr2" draw:text-style-name="P3" draw:layer="layout" svg:x1="5.825cm" svg:y1="4.425cm" svg:x2="6.618cm" svg:y2="5.788cm" draw:start-shape="id1" draw:start-glue-point="6" draw:end-shape="id4" draw:end-glue-point="5" svg:d="m5825 4425v1363h793">
          <text:p/>
        </draw:connector>
        <draw:connector draw:style-name="gr2" draw:text-style-name="P3" draw:layer="layout" svg:x1="7.936cm" svg:y1="2.246cm" svg:x2="7.936cm" svg:y2="4.972cm" draw:start-shape="id2" draw:start-glue-point="6" draw:end-shape="id4" draw:end-glue-point="4" svg:d="m7936 2246v2726">
          <text:p/>
        </draw:connector>
        <draw:connector draw:style-name="gr2" draw:text-style-name="P3" draw:layer="layout" svg:x1="9.255cm" svg:y1="1.43cm" svg:x2="10.047cm" svg:y2="2.793cm" draw:start-shape="id2" draw:start-glue-point="7" draw:end-shape="id5" draw:end-glue-point="4" svg:d="m9255 1430h792v1363">
          <text:p/>
        </draw:connector>
        <draw:connector draw:style-name="gr2" draw:text-style-name="P3" draw:layer="layout" svg:x1="9.255cm" svg:y1="5.788cm" svg:x2="10.047cm" svg:y2="4.425cm" draw:start-shape="id4" draw:start-glue-point="7" draw:end-shape="id5" draw:end-glue-point="6" svg:d="m9255 5788h792v-1363">
          <text:p/>
        </draw:connector>
        <draw:connector draw:style-name="gr2" draw:text-style-name="P3" draw:layer="layout" svg:x1="11.365cm" svg:y1="3.609cm" svg:x2="12.235cm" svg:y2="3.608cm" draw:start-shape="id5" draw:start-glue-point="7" draw:end-shape="id6" draw:end-glue-point="5" svg:d="m11365 3609h436v-1h434">
          <text:p/>
        </draw:connector>
        <draw:connector draw:style-name="gr2" draw:text-style-name="P3" draw:layer="layout" svg:x1="14.872cm" svg:y1="3.608cm" svg:x2="17.126cm" svg:y2="3.605cm" draw:start-shape="id6" draw:start-glue-point="7" draw:end-shape="id7" draw:end-glue-point="5" svg:d="m14872 3608h1128v-3h1126">
          <text:p/>
        </draw:connector>
        <draw:frame draw:style-name="gr4" draw:text-style-name="P4" draw:layer="layout" svg:width="1.258cm" svg:height="0.759cm" svg:x="4.641cm" svg:y="1.403cm">
          <draw:text-box>
            <text:p text:style-name="P4"><text:span text:style-name="T1">title</text:span></text:p>
          </draw:text-box>
        </draw:frame>
        <draw:frame draw:style-name="gr5" draw:text-style-name="P4" draw:layer="layout" svg:width="1.45cm" svg:height="0.758cm" svg:x="4.471cm" svg:y="4.938cm">
          <draw:text-box>
            <text:p text:style-name="P4"><text:span text:style-name="T1">body</text:span></text:p>
          </draw:text-box>
        </draw:frame>
        <draw:frame draw:style-name="gr6" draw:text-style-name="P4" draw:layer="layout" svg:width="0.824cm" svg:height="0.857cm" svg:x="7.754cm" svg:y="3.254cm">
          <draw:text-box>
            <text:p text:style-name="P4"><text:span text:style-name="T1">K</text:span></text:p>
          </draw:text-box>
        </draw:frame>
        <draw:frame draw:style-name="gr7" draw:text-style-name="P2" draw:layer="layout" svg:width="2.298cm" svg:height="1.815cm" svg:x="9.874cm" svg:y="0.603cm">
          <draw:text-box>
            <text:p text:style-name="P2"><text:span text:style-name="T1">concepts</text:span></text:p>
            <text:p text:style-name="P2"><text:span text:style-name="T1">&amp; </text:span></text:p>
            <text:p text:style-name="P2"><text:span text:style-name="T1">instances</text:span></text:p>
          </draw:text-box>
        </draw:frame>
        <draw:frame draw:style-name="gr8" draw:text-style-name="P4" draw:layer="layout" svg:width="3.232cm" svg:height="0.759cm" svg:x="9.51cm" svg:y="5.644cm">
          <draw:text-box>
            <text:p text:style-name="P4"><text:span text:style-name="T1">candidate lists</text:span></text:p>
          </draw:text-box>
        </draw:frame>
        <draw:frame draw:style-name="gr9" draw:text-style-name="P4" draw:layer="layout" svg:width="2.153cm" svg:height="0.759cm" svg:x="14.986cm" svg:y="2.99cm">
          <draw:text-box>
            <text:p text:style-name="P4"><text:span text:style-name="T1">top-k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_20_1" draw:display-name="Line Arrow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5cm" fo:margin-bottom="0cm" fo:margin-left="0cm" fo:margin-right="0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03T21:37:52</meta:creation-date>
    <dc:date>2012-04-03T22:33:20</dc:date>
    <meta:editing-duration>PT00H23M49S</meta:editing-duration>
    <meta:editing-cycles>7</meta:editing-cycles>
    <meta:generator>OpenOffice.org/3.0$Linux OpenOffice.org_project/300m15$Build-9379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